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1.21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4"/>
        <table:table-row table:style-name="ro1">
          <table:table-cell table:style-name="Default" table:number-columns-repeated="5"/>
        </table:table-row>
        <table:table-row table:style-name="ro1">
          <table:table-cell table:style-name="ce1" table:number-columns-repeated="5"/>
        </table:table-row>
        <table:table-row table:style-name="ro2">
          <table:table-cell office:value-type="float" office:value="5011885011154">
            <text:p>5011885011154</text:p>
          </table:table-cell>
          <table:table-cell office:value-type="string">
            <text:p>CV FULLERS BLACK CAB 500ML</text:p>
          </table:table-cell>
          <table:table-cell office:value-type="date" office:date-value="2025-10-01">
            <text:p>01/10/25</text:p>
          </table:table-cell>
          <table:table-cell table:number-columns-repeated="2"/>
        </table:table-row>
        <table:table-row table:style-name="ro2">
          <table:table-cell office:value-type="float" office:value="5011885008338">
            <text:p>5011885008338</text:p>
          </table:table-cell>
          <table:table-cell office:value-type="string">
            <text:p>CV FULLERS LONDON PORTER 500ML</text:p>
          </table:table-cell>
          <table:table-cell office:value-type="date" office:date-value="2025-10-01">
            <text:p>01/10/25</text:p>
          </table:table-cell>
          <table:table-cell table:number-columns-repeated="2"/>
        </table:table-row>
        <table:table-row table:style-name="ro2">
          <table:table-cell office:value-type="float" office:value="2000000009198">
            <text:p>2000000009198</text:p>
          </table:table-cell>
          <table:table-cell office:value-type="string">
            <text:p>CV KOALA ANDROMEDA LT 473ML</text:p>
          </table:table-cell>
          <table:table-cell office:value-type="date" office:date-value="2025-10-01">
            <text:p>01/10/25</text:p>
          </table:table-cell>
          <table:table-cell table:number-columns-repeated="2"/>
        </table:table-row>
        <table:table-row table:style-name="ro2">
          <table:table-cell office:value-type="float" office:value="2000000011273">
            <text:p>2000000011273</text:p>
          </table:table-cell>
          <table:table-cell office:value-type="string">
            <text:p>CV KOALA BANGUELA LT 473ML</text:p>
          </table:table-cell>
          <table:table-cell office:value-type="date" office:date-value="2025-10-07">
            <text:p>07/10/25</text:p>
          </table:table-cell>
          <table:table-cell table:number-columns-repeated="2"/>
        </table:table-row>
        <table:table-row table:style-name="ro2">
          <table:table-cell office:value-type="float" office:value="92824000250">
            <text:p>92824000250</text:p>
          </table:table-cell>
          <table:table-cell office:value-type="string">
            <text:p>CV KONIG RADLER GRAPEFRUIT LT 500ML</text:p>
          </table:table-cell>
          <table:table-cell office:value-type="date" office:date-value="2025-10-09">
            <text:p>09/10/25</text:p>
          </table:table-cell>
          <table:table-cell table:style-name="ce3" office:value-type="date" office:date-value="2026-01-01">
            <text:p>01/01/26</text:p>
          </table:table-cell>
          <table:table-cell/>
        </table:table-row>
        <table:table-row table:style-name="ro2">
          <table:table-cell office:value-type="float" office:value="5411663007407">
            <text:p>5411663007407</text:p>
          </table:table-cell>
          <table:table-cell office:value-type="string">
            <text:p>CV MONKS CAFE FLEMISH 330ML</text:p>
          </table:table-cell>
          <table:table-cell office:value-type="date" office:date-value="2025-10-11">
            <text:p>11/10/25</text:p>
          </table:table-cell>
          <table:table-cell table:number-columns-repeated="2"/>
        </table:table-row>
        <table:table-row table:style-name="ro2">
          <table:table-cell office:value-type="float" office:value="2000000011252">
            <text:p>2000000011252</text:p>
          </table:table-cell>
          <table:table-cell office:value-type="string">
            <text:p>CV TARIN BOITATA LT 473ML</text:p>
          </table:table-cell>
          <table:table-cell office:value-type="date" office:date-value="2025-10-13">
            <text:p>13/10/25</text:p>
          </table:table-cell>
          <table:table-cell table:number-columns-repeated="2"/>
        </table:table-row>
        <table:table-row table:style-name="ro2">
          <table:table-cell office:value-type="float" office:value="2000000011253">
            <text:p>2000000011253</text:p>
          </table:table-cell>
          <table:table-cell office:value-type="string">
            <text:p>CV TARIN PASCOAL LT 473ML</text:p>
          </table:table-cell>
          <table:table-cell office:value-type="date" office:date-value="2025-10-13">
            <text:p>13/10/25</text:p>
          </table:table-cell>
          <table:table-cell table:number-columns-repeated="2"/>
        </table:table-row>
        <table:table-row table:style-name="ro2">
          <table:table-cell office:value-type="float" office:value="2000000010640">
            <text:p>2000000010640</text:p>
          </table:table-cell>
          <table:table-cell office:value-type="string">
            <text:p>CV ESCAFANDRISTA OKTOBERFEST PIRACICABA LT 473ML</text:p>
          </table:table-cell>
          <table:table-cell office:value-type="date" office:date-value="2025-10-15">
            <text:p>15/10/25</text:p>
          </table:table-cell>
          <table:table-cell table:number-columns-repeated="2"/>
        </table:table-row>
        <table:table-row table:style-name="ro2">
          <table:table-cell office:value-type="float" office:value="4105120573871">
            <text:p>4105120573871</text:p>
          </table:table-cell>
          <table:table-cell office:value-type="string">
            <text:p>CV WEIHENSTEPHANER HEFE DUNKEL 500ML</text:p>
          </table:table-cell>
          <table:table-cell office:value-type="date" office:date-value="2025-10-15">
            <text:p>15/10/25</text:p>
          </table:table-cell>
          <table:table-cell table:number-columns-repeated="2"/>
        </table:table-row>
        <table:table-row table:style-name="ro2">
          <table:table-cell office:value-type="float" office:value="4105120673946">
            <text:p>4105120673946</text:p>
          </table:table-cell>
          <table:table-cell office:value-type="string">
            <text:p>CV WEIHENSTEPHANER HEFE WEISSBIER 500ML</text:p>
          </table:table-cell>
          <table:table-cell office:value-type="date" office:date-value="2025-10-15">
            <text:p>15/10/25</text:p>
          </table:table-cell>
          <table:table-cell table:style-name="ce3" office:value-type="date" office:date-value="2026-05-15">
            <text:p>15/05/26</text:p>
          </table:table-cell>
          <table:table-cell/>
        </table:table-row>
        <table:table-row table:style-name="ro2">
          <table:table-cell office:value-type="float" office:value="74468483361">
            <text:p>74468483361</text:p>
          </table:table-cell>
          <table:table-cell office:value-type="string">
            <text:p>CV MAALI EXTINCTION NEVER FELT SO GOOD LT 473ML</text:p>
          </table:table-cell>
          <table:table-cell office:value-type="date" office:date-value="2025-10-16">
            <text:p>16/10/25</text:p>
          </table:table-cell>
          <table:table-cell table:number-columns-repeated="2"/>
        </table:table-row>
        <table:table-row table:style-name="ro2">
          <table:table-cell office:value-type="float" office:value="5425018070350">
            <text:p>5425018070350</text:p>
          </table:table-cell>
          <table:table-cell office:value-type="string">
            <text:p>CV OUD BEERSEL BZART LAMBIEK MILLESIME 2018 750ML</text:p>
          </table:table-cell>
          <table:table-cell office:value-type="date" office:date-value="2025-10-20">
            <text:p>20/10/25</text:p>
          </table:table-cell>
          <table:table-cell table:number-columns-repeated="2"/>
        </table:table-row>
        <table:table-row table:style-name="ro2">
          <table:table-cell office:value-type="float" office:value="7898972988623">
            <text:p>7898972988623</text:p>
          </table:table-cell>
          <table:table-cell office:value-type="string">
            <text:p>CV FERMI AFTER SESH LT 473ML</text:p>
          </table:table-cell>
          <table:table-cell office:value-type="date" office:date-value="2025-10-21">
            <text:p>21/10/25</text:p>
          </table:table-cell>
          <table:table-cell table:number-columns-repeated="2"/>
        </table:table-row>
        <table:table-row table:style-name="ro2">
          <table:table-cell office:value-type="float" office:value="7898972988616">
            <text:p>7898972988616</text:p>
          </table:table-cell>
          <table:table-cell office:value-type="string">
            <text:p>CV FERMI KIA ORA LT 473ML</text:p>
          </table:table-cell>
          <table:table-cell office:value-type="date" office:date-value="2025-10-21">
            <text:p>21/10/25</text:p>
          </table:table-cell>
          <table:table-cell table:number-columns-repeated="2"/>
        </table:table-row>
        <table:table-row table:style-name="ro2">
          <table:table-cell office:value-type="float" office:value="7898972988630">
            <text:p>7898972988630</text:p>
          </table:table-cell>
          <table:table-cell office:value-type="string">
            <text:p>CV FERMI SPRING TIDE LT 473ML</text:p>
          </table:table-cell>
          <table:table-cell office:value-type="date" office:date-value="2025-10-21">
            <text:p>21/10/25</text:p>
          </table:table-cell>
          <table:table-cell table:number-columns-repeated="2"/>
        </table:table-row>
        <table:table-row table:style-name="ro2">
          <table:table-cell office:value-type="float" office:value="2000000001016">
            <text:p>2000000001016</text:p>
          </table:table-cell>
          <table:table-cell office:value-type="string">
            <text:p>CV KOALA LOVE BUZZ LT 473ML</text:p>
          </table:table-cell>
          <table:table-cell office:value-type="date" office:date-value="2025-10-22">
            <text:p>22/10/25</text:p>
          </table:table-cell>
          <table:table-cell table:number-columns-repeated="2"/>
        </table:table-row>
        <table:table-row table:style-name="ro2">
          <table:table-cell office:value-type="float" office:value="7898969212922">
            <text:p>7898969212922</text:p>
          </table:table-cell>
          <table:table-cell office:value-type="string">
            <text:p>CV SPARTACUS GODS OF MY WORLD LT 473ML</text:p>
          </table:table-cell>
          <table:table-cell office:value-type="date" office:date-value="2025-10-24">
            <text:p>24/10/25</text:p>
          </table:table-cell>
          <table:table-cell table:number-columns-repeated="2"/>
        </table:table-row>
        <table:table-row table:style-name="ro2">
          <table:table-cell office:value-type="float" office:value="2000000010581">
            <text:p>2000000010581</text:p>
          </table:table-cell>
          <table:table-cell office:value-type="string">
            <text:p>CV SPARTACUS SHEPHERD MOON LT 473ML</text:p>
          </table:table-cell>
          <table:table-cell office:value-type="date" office:date-value="2025-10-24">
            <text:p>24/10/25</text:p>
          </table:table-cell>
          <table:table-cell table:number-columns-repeated="2"/>
        </table:table-row>
        <table:table-row table:style-name="ro2">
          <table:table-cell office:value-type="float" office:value="7898718570471">
            <text:p>7898718570471</text:p>
          </table:table-cell>
          <table:table-cell office:value-type="string">
            <text:p>CV DAMA SELF WAY S ALCOOL 355ML</text:p>
          </table:table-cell>
          <table:table-cell office:value-type="date" office:date-value="2025-10-25">
            <text:p>25/10/25</text:p>
          </table:table-cell>
          <table:table-cell table:number-columns-repeated="2"/>
        </table:table-row>
        <table:table-row table:style-name="ro2">
          <table:table-cell office:value-type="float" office:value="789888046132">
            <text:p>789888046132</text:p>
          </table:table-cell>
          <table:table-cell office:value-type="string">
            <text:p>CV TESLA MAS NAO VOU ACENDER AGORA LT 473ML</text:p>
          </table:table-cell>
          <table:table-cell office:value-type="date" office:date-value="2025-10-25">
            <text:p>25/10/25</text:p>
          </table:table-cell>
          <table:table-cell table:number-columns-repeated="2"/>
        </table:table-row>
        <table:table-row table:style-name="ro2">
          <table:table-cell office:value-type="float" office:value="789116237295">
            <text:p>789116237295</text:p>
          </table:table-cell>
          <table:table-cell office:value-type="string">
            <text:p>CV TESLA MISTERIO DE NIKOLA LT 473ML</text:p>
          </table:table-cell>
          <table:table-cell office:value-type="date" office:date-value="2025-10-25">
            <text:p>25/10/25</text:p>
          </table:table-cell>
          <table:table-cell table:style-name="ce3" office:value-type="date" office:date-value="2026-04-14">
            <text:p>14/04/26</text:p>
          </table:table-cell>
          <table:table-cell table:style-name="ce3" office:value-type="date" office:date-value="2026-07-29">
            <text:p>29/07/26</text:p>
          </table:table-cell>
        </table:table-row>
        <table:table-row table:style-name="ro2">
          <table:table-cell office:value-type="float" office:value="70341256787">
            <text:p>70341256787</text:p>
          </table:table-cell>
          <table:table-cell office:value-type="string">
            <text:p>CV TARIN ATOL LT 473ML</text:p>
          </table:table-cell>
          <table:table-cell office:value-type="date" office:date-value="2025-10-27">
            <text:p>27/10/25</text:p>
          </table:table-cell>
          <table:table-cell table:number-columns-repeated="2"/>
        </table:table-row>
        <table:table-row table:style-name="ro2">
          <table:table-cell office:value-type="float" office:value="2000000000420">
            <text:p>2000000000420</text:p>
          </table:table-cell>
          <table:table-cell office:value-type="string">
            <text:p>CV KOALA DOUBLE FEATURE LT 473ML</text:p>
          </table:table-cell>
          <table:table-cell office:value-type="date" office:date-value="2025-10-28">
            <text:p>28/10/25</text:p>
          </table:table-cell>
          <table:table-cell table:style-name="ce3" office:value-type="date" office:date-value="2026-01-28">
            <text:p>28/01/26</text:p>
          </table:table-cell>
          <table:table-cell/>
        </table:table-row>
        <table:table-row table:style-name="ro2">
          <table:table-cell office:value-type="float" office:value="20507000815">
            <text:p>20507000815</text:p>
          </table:table-cell>
          <table:table-cell office:value-type="string">
            <text:p>CV BITBURGER RADLER LT 500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0341015889">
            <text:p>70341015889</text:p>
          </table:table-cell>
          <table:table-cell office:value-type="string">
            <text:p>CV HOPMUNDI PIHA BEACH LT 473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0341015896">
            <text:p>70341015896</text:p>
          </table:table-cell>
          <table:table-cell office:value-type="string">
            <text:p>CV HOPMUNDI QUEENSTOWN LT 473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0341016015">
            <text:p>70341016015</text:p>
          </table:table-cell>
          <table:table-cell office:value-type="string">
            <text:p>CV HOPMUNDI SWEET TART O MINE LT 473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0341015995">
            <text:p>70341015995</text:p>
          </table:table-cell>
          <table:table-cell office:value-type="string">
            <text:p>CV HOPMUNDI TART SUGAR LT 473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0341016008">
            <text:p>70341016008</text:p>
          </table:table-cell>
          <table:table-cell office:value-type="string">
            <text:p>CV HOPMUNDI TARTISFACTION LT 473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7897474188777">
            <text:p>7897474188777</text:p>
          </table:table-cell>
          <table:table-cell office:value-type="string">
            <text:p>CV SIM SUMMER SEM ALCOOL LT 350ML</text:p>
          </table:table-cell>
          <table:table-cell office:value-type="date" office:date-value="2025-10-30">
            <text:p>30/10/25</text:p>
          </table:table-cell>
          <table:table-cell table:number-columns-repeated="2"/>
        </table:table-row>
        <table:table-row table:style-name="ro2">
          <table:table-cell office:value-type="float" office:value="1342207589216">
            <text:p>1342207589216</text:p>
          </table:table-cell>
          <table:table-cell office:value-type="string">
            <text:p>CV 77 ALOHA FROM HELL PUMPKIN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543">
            <text:p>2000000010543</text:p>
          </table:table-cell>
          <table:table-cell office:value-type="string">
            <text:p>CV 77 MELKOR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965742287">
            <text:p>7898965742287</text:p>
          </table:table-cell>
          <table:table-cell office:value-type="string">
            <text:p>CV AVOS VO MARIA IN CONCERT IPL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29920012">
            <text:p>7898729920012</text:p>
          </table:table-cell>
          <table:table-cell office:value-type="string">
            <text:p>CV BLACKFIN WAHOOO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29920005">
            <text:p>7898729920005</text:p>
          </table:table-cell>
          <table:table-cell office:value-type="string">
            <text:p>CV BLACKFIN WHITE IPA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7-31">
            <text:p>31/07/26</text:p>
          </table:table-cell>
          <table:table-cell/>
        </table:table-row>
        <table:table-row table:style-name="ro2">
          <table:table-cell office:value-type="float" office:value="619205993125">
            <text:p>619205993125</text:p>
          </table:table-cell>
          <table:table-cell office:value-type="string">
            <text:p>CV DADIVA DEGRAD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5412186005574">
            <text:p>5412186005574</text:p>
          </table:table-cell>
          <table:table-cell office:value-type="string">
            <text:p>CV DELIRIUM BLACK BA 75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656881257">
            <text:p>7898656881257</text:p>
          </table:table-cell>
          <table:table-cell office:value-type="string">
            <text:p>CV DEMONHO CAPETA CUSPINDO CITRA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61690201">
            <text:p>7898761690201</text:p>
          </table:table-cell>
          <table:table-cell office:value-type="string">
            <text:p>CV DILEMA AMBER FLOW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61690065">
            <text:p>7898761690065</text:p>
          </table:table-cell>
          <table:table-cell office:value-type="string">
            <text:p>CV DILEMA MANGO HAZ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61690096">
            <text:p>7898761690096</text:p>
          </table:table-cell>
          <table:table-cell office:value-type="string">
            <text:p>CV DILEMA NECTAR WAV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61690072">
            <text:p>7898761690072</text:p>
          </table:table-cell>
          <table:table-cell office:value-type="string">
            <text:p>CV DILEMA PROST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761690089">
            <text:p>7898761690089</text:p>
          </table:table-cell>
          <table:table-cell office:value-type="string">
            <text:p>CV DILEMA SPECTACULAR BLISS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18341186439">
            <text:p>618341186439</text:p>
          </table:table-cell>
          <table:table-cell office:value-type="string">
            <text:p>CV DOGMA ABSENTIA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3-31">
            <text:p>31/03/26</text:p>
          </table:table-cell>
          <table:table-cell/>
        </table:table-row>
        <table:table-row table:style-name="ro2">
          <table:table-cell office:value-type="float" office:value="618231806621">
            <text:p>618231806621</text:p>
          </table:table-cell>
          <table:table-cell office:value-type="string">
            <text:p>CV DOGMA HALFIN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09963115594">
            <text:p>609963115594</text:p>
          </table:table-cell>
          <table:table-cell office:value-type="string">
            <text:p>CV DOGMA SYNTHWAV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1419">
            <text:p>2000000011419</text:p>
          </table:table-cell>
          <table:table-cell office:value-type="string">
            <text:p>CV DUDE HELLS BELLS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1418">
            <text:p>2000000011418</text:p>
          </table:table-cell>
          <table:table-cell office:value-type="string">
            <text:p>CV DUDE HEY DUD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1415">
            <text:p>2000000011415</text:p>
          </table:table-cell>
          <table:table-cell office:value-type="string">
            <text:p>CV DUDE MAJOR TOM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1416">
            <text:p>2000000011416</text:p>
          </table:table-cell>
          <table:table-cell office:value-type="string">
            <text:p>CV DUDE PSYCHO DUD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1417">
            <text:p>2000000011417</text:p>
          </table:table-cell>
          <table:table-cell office:value-type="string">
            <text:p>CV DUDE THE LAST DUDE OF US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80790001333">
            <text:p>80790001333</text:p>
          </table:table-cell>
          <table:table-cell office:value-type="string">
            <text:p>CV EQUILIBREW SUPER TRIP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498">
            <text:p>2000000010498</text:p>
          </table:table-cell>
          <table:table-cell office:value-type="string">
            <text:p>CV ESCAFANDRISTA CREMINHO GOSTOSO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500">
            <text:p>2000000010500</text:p>
          </table:table-cell>
          <table:table-cell office:value-type="string">
            <text:p>CV ESCAFANDRISTA CULT OF THE MICROPLASTIC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496">
            <text:p>2000000010496</text:p>
          </table:table-cell>
          <table:table-cell office:value-type="string">
            <text:p>CV ESCAFANDRISTA KO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497">
            <text:p>2000000010497</text:p>
          </table:table-cell>
          <table:table-cell office:value-type="string">
            <text:p>CV ESCAFANDRISTA MIRACLE ALIGNER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499">
            <text:p>2000000010499</text:p>
          </table:table-cell>
          <table:table-cell office:value-type="string">
            <text:p>CV ESCAFANDRISTA MY SMOOTHIE BRIGS ALL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495">
            <text:p>2000000010495</text:p>
          </table:table-cell>
          <table:table-cell office:value-type="string">
            <text:p>CV ESCAFANDRISTA SELF INDULGENT KIND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0013907105">
            <text:p>7890013907105</text:p>
          </table:table-cell>
          <table:table-cell office:value-type="string">
            <text:p>CV EVERBREW AROUND THE HOPS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265504550">
            <text:p>7908265504550</text:p>
          </table:table-cell>
          <table:table-cell office:value-type="string">
            <text:p>CV EVERBREW DOUBLE BERRY GELATO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2-28">
            <text:p>28/02/26</text:p>
          </table:table-cell>
          <table:table-cell/>
        </table:table-row>
        <table:table-row table:style-name="ro2">
          <table:table-cell office:value-type="float" office:value="7890013900809">
            <text:p>7890013900809</text:p>
          </table:table-cell>
          <table:table-cell office:value-type="string">
            <text:p>CV EVERBREW EVERMASS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9-01">
            <text:p>01/09/26</text:p>
          </table:table-cell>
          <table:table-cell/>
        </table:table-row>
        <table:table-row table:style-name="ro2">
          <table:table-cell office:value-type="float" office:value="751320383235">
            <text:p>751320383235</text:p>
          </table:table-cell>
          <table:table-cell office:value-type="string">
            <text:p>CV EVERBREW EVERMONT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2-28">
            <text:p>28/02/26</text:p>
          </table:table-cell>
          <table:table-cell table:style-name="ce3" office:value-type="date" office:date-value="2026-08-31">
            <text:p>31/08/26</text:p>
          </table:table-cell>
        </table:table-row>
        <table:table-row table:style-name="ro2">
          <table:table-cell office:value-type="float" office:value="7890013907006">
            <text:p>7890013907006</text:p>
          </table:table-cell>
          <table:table-cell office:value-type="string">
            <text:p>CV EVERBREW WAKA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1745610448">
            <text:p>7891745610448</text:p>
          </table:table-cell>
          <table:table-cell office:value-type="string">
            <text:p>CV GEEZER GRAVITY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1745054143">
            <text:p>7891745054143</text:p>
          </table:table-cell>
          <table:table-cell office:value-type="string">
            <text:p>CV GEEZER TEMPEST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4468136502">
            <text:p>74468136502</text:p>
          </table:table-cell>
          <table:table-cell office:value-type="string">
            <text:p>CV GREENHOUSE ARARAUNA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19205595886">
            <text:p>619205595886</text:p>
          </table:table-cell>
          <table:table-cell office:value-type="string">
            <text:p>CV GREENHOUSE FAGUS SYLVATICA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4468505872">
            <text:p>74468505872</text:p>
          </table:table-cell>
          <table:table-cell office:value-type="string">
            <text:p>CV HAUNTED TID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10566">
            <text:p>2000000010566</text:p>
          </table:table-cell>
          <table:table-cell office:value-type="string">
            <text:p>CV HESPANHA PASSION JASMIN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8962706336">
            <text:p>7898962706336</text:p>
          </table:table-cell>
          <table:table-cell office:value-type="string">
            <text:p>CV INFECTED YELLOW NECTAR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19205993156">
            <text:p>619205993156</text:p>
          </table:table-cell>
          <table:table-cell office:value-type="string">
            <text:p>CV JAPAS HAIKAI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19205993095">
            <text:p>619205993095</text:p>
          </table:table-cell>
          <table:table-cell office:value-type="string">
            <text:p>CV JAPAS LOTUS DREAM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19205993088">
            <text:p>619205993088</text:p>
          </table:table-cell>
          <table:table-cell office:value-type="string">
            <text:p>CV JAPAS STILLWATER SUGOI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265506837">
            <text:p>7908265506837</text:p>
          </table:table-cell>
          <table:table-cell office:value-type="string">
            <text:p>CV JUAN CAL DYNAMITE BILL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5-12-31">
            <text:p>31/12/25</text:p>
          </table:table-cell>
          <table:table-cell/>
        </table:table-row>
        <table:table-row table:style-name="ro2">
          <table:table-cell office:value-type="float" office:value="5411081006716">
            <text:p>5411081006716</text:p>
          </table:table-cell>
          <table:table-cell office:value-type="string">
            <text:p>CV KASTEEL FILOU 750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5-28">
            <text:p>28/05/26</text:p>
          </table:table-cell>
          <table:table-cell/>
        </table:table-row>
        <table:table-row table:style-name="ro2">
          <table:table-cell office:value-type="float" office:value="736532160003">
            <text:p>736532160003</text:p>
          </table:table-cell>
          <table:table-cell office:value-type="string">
            <text:p>CV LOCALS ONLY HOP TRIPPIN LT 473ML</text:p>
          </table:table-cell>
          <table:table-cell office:value-type="date" office:date-value="2025-10-31">
            <text:p>31/10/25</text:p>
          </table:table-cell>
          <table:table-cell table:style-name="ce3" office:value-type="date" office:date-value="2026-05-31">
            <text:p>31/05/26</text:p>
          </table:table-cell>
          <table:table-cell/>
        </table:table-row>
        <table:table-row table:style-name="ro2">
          <table:table-cell office:value-type="float" office:value="70341547199">
            <text:p>70341547199</text:p>
          </table:table-cell>
          <table:table-cell office:value-type="string">
            <text:p>CV LOCALS ONLY ONLY HAZE ON THE BAS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4468036772">
            <text:p>74468036772</text:p>
          </table:table-cell>
          <table:table-cell office:value-type="string">
            <text:p>CV MAD LIZARD PINEAPPLE EXPERIENCE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7600000797">
            <text:p>27600000797</text:p>
          </table:table-cell>
          <table:table-cell office:value-type="string">
            <text:p>CV MAREK NATUREZA LIQUIDA BLANC STOUT 375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7600000094">
            <text:p>27600000094</text:p>
          </table:table-cell>
          <table:table-cell office:value-type="string">
            <text:p>CV MAREK NATUREZA LIQUIDA COFFEE 375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7600001114">
            <text:p>27600001114</text:p>
          </table:table-cell>
          <table:table-cell office:value-type="string">
            <text:p>CV MAREK NATUREZA LIQUIDA WHEATWINE 375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06529888497">
            <text:p>606529888497</text:p>
          </table:table-cell>
          <table:table-cell office:value-type="string">
            <text:p>CV OCTOPUS ARE YOU EXPERIENCED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30941879276">
            <text:p>630941879276</text:p>
          </table:table-cell>
          <table:table-cell office:value-type="string">
            <text:p>CV OCTOPUS UNDERDOG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58606299207">
            <text:p>658606299207</text:p>
          </table:table-cell>
          <table:table-cell office:value-type="string">
            <text:p>CV SALVADOR FREVO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58606299214">
            <text:p>658606299214</text:p>
          </table:table-cell>
          <table:table-cell office:value-type="string">
            <text:p>CV SALVADOR PELOURINHO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891575290841">
            <text:p>7891575290841</text:p>
          </table:table-cell>
          <table:table-cell office:value-type="string">
            <text:p>CV SATELITE PLANETA ATLANTICA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4037458000135">
            <text:p>4037458000135</text:p>
          </table:table-cell>
          <table:table-cell office:value-type="string">
            <text:p>CV SCHLENKERLA EICHE DOPPELBOCK 50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2000000006185">
            <text:p>2000000006185</text:p>
          </table:table-cell>
          <table:table-cell office:value-type="string">
            <text:p>CV SEVEN HANDS OVERHEAD SOUR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09963755547">
            <text:p>609963755547</text:p>
          </table:table-cell>
          <table:table-cell office:value-type="string">
            <text:p>CV TESLA SE LEONARDO DA VINCI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42832136501">
            <text:p>742832136501</text:p>
          </table:table-cell>
          <table:table-cell office:value-type="string">
            <text:p>CV THREE MONKEYS IM FCKING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42832347396">
            <text:p>742832347396</text:p>
          </table:table-cell>
          <table:table-cell office:value-type="string">
            <text:p>CV THREE MONKEYS IM SOUR LT 473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361202251">
            <text:p>7908361202251</text:p>
          </table:table-cell>
          <table:table-cell office:value-type="string">
            <text:p>CV TRILHA EUFORIA PINA COLADA LT 35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361200059">
            <text:p>7908361200059</text:p>
          </table:table-cell>
          <table:table-cell office:value-type="string">
            <text:p>CV TRILHA MAMANGAVA COCO LT 35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361202299">
            <text:p>7908361202299</text:p>
          </table:table-cell>
          <table:table-cell office:value-type="string">
            <text:p>CV TRILHA TORO LT 35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908361200356">
            <text:p>7908361200356</text:p>
          </table:table-cell>
          <table:table-cell office:value-type="string">
            <text:p>CV TRILHA TRIUNVIRATO LT 35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606529006211">
            <text:p>606529006211</text:p>
          </table:table-cell>
          <table:table-cell office:value-type="string">
            <text:p>CV ZALAZ FLOR DA BANANEIRA 50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51320121134">
            <text:p>751320121134</text:p>
          </table:table-cell>
          <table:table-cell office:value-type="string">
            <text:p>CV ZALAZ LUMEN 50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  <table:table-row table:style-name="ro2">
          <table:table-cell office:value-type="float" office:value="736532158574">
            <text:p>736532158574</text:p>
          </table:table-cell>
          <table:table-cell office:value-type="string">
            <text:p>CV ZALAZ VIUVA DA MANHA 500ML</text:p>
          </table:table-cell>
          <table:table-cell office:value-type="date" office:date-value="2025-10-31">
            <text:p>31/10/25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2">22/09/2025</text:date>, <text:time>11:5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Shirassu</meta:initial-creator>
    <meta:creation-date>2025-09-22T11:43:10.60</meta:creation-date>
    <meta:printed-by>Ricardo Shirassu</meta:printed-by>
    <meta:print-date>2025-09-22T11:50:19.24</meta:print-date>
    <dc:date>2025-09-22T11:51:34.62</dc:date>
    <dc:creator>Ricardo Shirassu</dc:creator>
    <meta:editing-duration>PT8M27S</meta:editing-duration>
    <meta:editing-cycles>1</meta:editing-cycles>
    <meta:document-statistic meta:table-count="3" meta:cell-count="311" meta:object-count="0"/>
    <meta:generator>OpenOffice/4.1.15$Win32 OpenOffice.org_project/4115m2$Build-9813</meta:generator>
  </office:meta>
</office:document-meta>
</file>